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t “hello, world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20:13:25</meta:creation-date>
    <dc:date>2012-08-28T20:14:34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3.5$Linux_x86 LibreOffice_project/350m1$Build-2</meta:generator>
  </office:meta>
</office:document-meta>
</file>